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Tabela1" style:family="table">
      <style:table-properties style:width="16.946cm" table:align="left"/>
    </style:style>
    <style:style style:name="Tabela1.A" style:family="table-column">
      <style:table-column-properties style:column-width="3.141cm"/>
    </style:style>
    <style:style style:name="Tabela1.B" style:family="table-column">
      <style:table-column-properties style:column-width="13.804cm"/>
    </style:style>
    <style:style style:name="Tabela1.A1" style:family="table-cell">
      <style:table-cell-properties style:vertical-align="middle" fo:padding="0.176cm" fo:border="0.75pt solid #000000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.106cm" fo:margin-bottom="0.106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officeooo:paragraph-rsid="000b4a79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officeooo:rsid="0007f718" officeooo:paragraph-rsid="0007f718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officeooo:rsid="000983ab" officeooo:paragraph-rsid="000983ab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officeooo:rsid="0011002a" officeooo:paragraph-rsid="0011002a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Open Sans" fo:font-size="10pt" fo:font-style="normal" style:text-underline-style="none" fo:font-weight="bold" officeooo:rsid="0007f71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0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07f718"/>
    </style:style>
    <style:style style:name="T6" style:family="text">
      <style:text-properties officeooo:rsid="000983ab"/>
    </style:style>
    <style:style style:name="T7" style:family="text">
      <style:text-properties officeooo:rsid="000b4a79"/>
    </style:style>
    <style:style style:name="T8" style:family="text">
      <style:text-properties officeooo:rsid="000b9a53"/>
    </style:style>
    <style:style style:name="T9" style:family="text">
      <style:text-properties officeooo:rsid="000d8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405b65f7-7fff-be09-0ba9-9843c2210123"/></text:p>
      <table:table table:name="Tabela1" table:style-name="Tabela1">
        <table:table-column table:style-name="Tabela1.A"/>
        <table:table-column table:style-name="Tabela1.B"/>
        <table:table-row table:style-name="TableLine1898779632656">
          <table:table-cell table:style-name="Tabela1.A1" office:value-type="string">
            <text:p text:style-name="P2">Caso de utilização:</text:p>
          </table:table-cell>
          <table:table-cell table:style-name="Tabela1.A1" office:value-type="string">
            <text:p text:style-name="P8"><text:span text:style-name="T2">Entregar um trabalho</text:span></text:p>
          </table:table-cell>
        </table:table-row>
        <table:table-row table:style-name="TableLine1898779620144">
          <table:table-cell table:style-name="Tabela1.A1" office:value-type="string">
            <text:p text:style-name="P2">Versão:</text:p>
          </table:table-cell>
          <table:table-cell table:style-name="Tabela1.A1" office:value-type="string">
            <text:p text:style-name="P10">v18/03/2022</text:p>
          </table:table-cell>
        </table:table-row>
        <table:table-row table:style-name="TableLine1898779623680">
          <table:table-cell table:style-name="Tabela1.A1" office:value-type="string">
            <text:p text:style-name="P3">Breve descrição</text:p>
          </table:table-cell>
          <table:table-cell table:style-name="Tabela1.A1" office:value-type="string">
            <text:p text:style-name="P5">O Aluno acede à página da disciplina, acede à atividade aberta e faz upload do trabalho dentro do formato e período que o Aluno configurar.</text:p>
            <text:p text:style-name="P2"/>
            <text:p text:style-name="P2">O Aluno cria um novo trabalho (=atividade) para os aluno na página da disciplina, escolhendo um dos tipos de trabalho disponíveis. O trabalho fica disponível para os alunos e aceita entregas no formato e período que o Aluno deve configurar.</text:p>
          </table:table-cell>
        </table:table-row>
        <table:table-row table:style-name="TableLine1898779619056">
          <table:table-cell table:style-name="Tabela1.A1" office:value-type="string">
            <text:p text:style-name="P2">Pré-condições:</text:p>
          </table:table-cell>
          <table:table-cell table:style-name="Tabela1.A1" office:value-type="string">
            <text:p text:style-name="P5">O Aluno tem conta ativa.</text:p>
            <text:p text:style-name="P5">A Unidade Curricular (UC) tem edição activa para o presente semestre.</text:p>
            <text:p text:style-name="P5">O Aluno está associado à UC, com o papel de Aluno.</text:p>
            <text:p text:style-name="P2"/>
            <text:p text:style-name="P2">O Aluno tem conta ativa.</text:p>
            <text:p text:style-name="P2">A Unidade Curricular (UC) tem edição activa para o presente semestre.</text:p>
            <text:p text:style-name="P2">O Aluno está associado à UC, com o papel de Aluno (editor).</text:p>
          </table:table-cell>
        </table:table-row>
        <table:table-row table:style-name="TableLine1898779625312">
          <table:table-cell table:style-name="Tabela1.A1" office:value-type="string">
            <text:p text:style-name="P2">Pós-condições</text:p>
          </table:table-cell>
          <table:table-cell table:style-name="Tabela1.A1" office:value-type="string">
            <text:p text:style-name="P5">??</text:p>
            <text:p text:style-name="P5">Atividade disponível na vista do aluno para revisão.</text:p>
            <text:p text:style-name="P2"/>
            <text:p text:style-name="P2">Nova Atividade incluída na coleção de trabalhos da discipina e nas várias vistas associadas (página da UC, manu de acesso rápido aos trabalhos, entradas da Pauta da UC).</text:p>
            <text:p text:style-name="P2">Atividade disponível na vista do aluno (exceto se configrada uma data futura, para o apresentar).</text:p>
          </table:table-cell>
        </table:table-row>
        <table:table-row table:style-name="TableLine1898779627488">
          <table:table-cell table:style-name="Tabela1.A1" office:value-type="string">
            <text:p text:style-name="P2">Fluxo base:</text:p>
          </table:table-cell>
          <table:table-cell table:style-name="Tabela1.A1" office:value-type="string">
            <text:p text:style-name="P7">1. Aceder à página do <text:span text:style-name="T5">aluno</text:span></text:p>
            <text:p text:style-name="P2">Inicia quanto o <text:span text:style-name="T5">Aluno</text:span> acede à sua página “my Elearning” para <text:span text:style-name="T5">submeter</text:span> um trabalho. O sistema verifica a sessão ativa do utilizador. Se necessário, o sistema redireciona para página de autenticação do IdP central. O IdP retorna o contexto da sessão com o perfil do utilizador.</text:p>
            <text:p text:style-name="P7">2.  Selecionar Unidade Curricular </text:p>
            <text:p text:style-name="P2">O sistema lista as UC ativas daquele <text:span text:style-name="T5">aluno</text:span> na página de entrada, de forma destacada. O Aluno seleciona a UC pretendida. O sistema apresenta a página de entrada da disciplina com painéis com opções para administrar a página. Se a UC estiver configurada no modo semanal, o sistema deve posicionar na semana atual, por omissão.</text:p>
            <text:p text:style-name="P7"><text:span text:style-name="T8">3</text:span>. <text:span text:style-name="T6">Submissão do trabalho</text:span></text:p>
            <text:p text:style-name="P2">O Aluno <text:span text:style-name="T6">seleciona o trabalho que pretende entregar </text:span>e escolhe a opção/símbolo de <text:span text:style-name="T6">submeter</text:span> atividade colocada nessa zona. <text:span text:style-name="T9">Abre um sistema de exploração de ficheiros <text:s text:c="2"/>para o aluno navegar até encontrar o trabalho a anexar.</text:span></text:p>
            <text:p text:style-name="P7"><text:span text:style-name="T8">4</text:span>.  Configurar os parâmetros d<text:span text:style-name="T6">e submissão</text:span></text:p>
            <text:p text:style-name="P2">O Aluno fornece um título <text:span text:style-name="T6">e anexo(ficheiros de trabalho)</text:span>. </text:p>
            <text:p text:style-name="P2">O sistema propõe valores por omissão para <text:span text:style-name="T6">o autor do</text:span> trabalho disponível.</text:p>
            <text:p text:style-name="P6">O Aluno pode ainda selecionar um tipo de licença que pretende. </text:p>
            <text:p text:style-name="P7"/>
            <text:p text:style-name="P7"><text:span text:style-name="T8">5</text:span>.  Confirmar <text:span text:style-name="T7">submissão</text:span>.</text:p>
            <text:p text:style-name="P2">O Aluno confirma a <text:span text:style-name="T7">submissão</text:span> do trabalho.</text:p>
            <text:p text:style-name="P4">O sistema destaca <text:span text:style-name="T7">entrega de trabalho fora do tempo limite, atividade fechada, </text:span><text:soft-page-break/><text:span text:style-name="T7">formato inválido, tamanho excessivo do trabalho ou qualquer outro tipo de problema associado ao parâmetros definidos pelo admin ou professor da UC, </text:span>marcando o fundo com uma cor de aviso.</text:p>
            <text:p text:style-name="P2">O sistema mostra a página principal da UC, posicionada no sítio onde foi criado o trabalho. </text:p>
          </table:table-cell>
        </table:table-row>
        <table:table-row table:style-name="TableLine1898779628032">
          <table:table-cell table:style-name="Tabela1.A1" office:value-type="string">
            <text:p text:style-name="P2">Fluxos alternativos:</text:p>
          </table:table-cell>
          <table:table-cell table:style-name="Tabela1.A1" office:value-type="string">
            <text:p text:style-name="P7">Passo 1: Aluno não está nesta UC</text:p>
            <text:p text:style-name="P2">O sistema verifica que o <text:span text:style-name="T8">aluno</text:span> não pertence à UC e mostra uma mensagem de erro. A navegação retorna a página de entrada do utilizador. </text:p>
            <text:p text:style-name="P2"/>
            <text:p text:style-name="P2"/>
            <text:p text:style-name="P7">FA3: <text:span text:style-name="T9">Cometarios</text:span>.</text:p>
            <text:p text:style-name="P2">O Aluno pod<text:span text:style-name="T9">e adicionar comentários após e durante o envio do trabalho.</text:span></text:p>
          </table:table-cell>
        </table:table-row>
        <table:table-row table:style-name="TableLine1898779632928">
          <table:table-cell table:style-name="Tabela1.A1" office:value-type="string">
            <text:p text:style-name="P2">Exceções:</text:p>
          </table:table-cell>
          <table:table-cell table:style-name="Tabela1.A1" office:value-type="string">
            <text:p text:style-name="P7">Ex1: Sistema de autenticação indisponível</text:p>
            <text:p text:style-name="P1"/>
            <text:p text:style-name="P7">Ex2: Passo 1: Aluno não está nesta UC</text:p>
            <text:p text:style-name="Table_20_Contents"/>
          </table:table-cell>
        </table:table-row>
        <table:table-row table:style-name="TableLine1898779622320">
          <table:table-cell table:style-name="Tabela1.A1" office:value-type="string">
            <text:p text:style-name="P2">Requisitos especiais:</text:p>
          </table:table-cell>
          <table:table-cell table:style-name="Tabela1.A1" office:value-type="string">
            <text:p text:style-name="P8"><text:span text:style-name="T1">[Usabilidade] O campos de texto livre devem suportar texto com hipermedia, inserido com o apoio de um </text:span><text:span text:style-name="T3">widget</text:span><text:span text:style-name="T4"> </text:span><text:span text:style-name="T1">com opções para formatar o texto e colocar hiperligações.</text:span></text:p>
            <text:p text:style-name="P8"><text:span text:style-name="T1">[Usabilidade] A escolha de ficheiros do sistema de ficheiros deve, em alternativa, suportar </text:span><text:span text:style-name="T3">drag-and-drop</text:span><text:span text:style-name="T4"> </text:span><text:span text:style-name="T1">para a página.</text:span></text:p>
            <text:p text:style-name="P2">[Desempenho] A autenticação com o IdP tem de responder em menos de 2 segs.</text:p>
          </table:table-cell>
        </table:table-row>
        <table:table-row table:style-name="TableLine1898779623952">
          <table:table-cell table:style-name="Tabela1.A1" office:value-type="string">
            <text:p text:style-name="P2">Aspetos em aberto:</text:p>
          </table:table-cell>
          <table:table-cell table:style-name="Tabela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2:34:16.103000000</meta:creation-date>
    <dc:date>2022-03-16T15:27:20.915000000</dc:date>
    <meta:editing-duration>PT16M44S</meta:editing-duration>
    <meta:editing-cycles>5</meta:editing-cycles>
    <meta:generator>LibreOffice/7.2.4.1$Windows_X86_64 LibreOffice_project/27d75539669ac387bb498e35313b970b7fe9c4f9</meta:generator>
    <meta:document-statistic meta:table-count="1" meta:image-count="0" meta:object-count="0" meta:page-count="2" meta:paragraph-count="47" meta:word-count="567" meta:character-count="3424" meta:non-whitespace-character-count="2894"/>
  </office:meta>
</office:document-meta>
</file>